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2_20-45-37_000.jpg</text:p>
          </table:table-cell>
          <table:table-cell table:style-name="ce25" office:value-type="string">
            <text:p>:m RES 1*1 / free# JVEMV6 65#7.1_4 / 65. philosophy / 7. pos / 1. 誤謬 / topics=議論学,w:望みの思考；トゥールミン；ウィラード；分野；関与的観察者；分野-依存的；分野-普遍的；絶対主義；様相,other=~;think~ / N+</text:p>
          </table:table-cell>
          <table:table-cell table:style-name="ce4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2]=&quot;&quot;;[.C2];CONCATENATE([.C2];&quot; / &quot;;[.E2]))" office:value-type="string" office:string-value=":m RES 1*1 / free# JVEMV6 65#7.1_4 / 65. philosophy / 7. pos / 1. 誤謬 / topics=議論学,w:望みの思考；トゥールミン；ウィラード；分野；関与的観察者；分野-依存的；分野-普遍的；絶対主義；様相,other=~;think~ / N+">
            <text:p>:m RES 1*1 / free# JVEMV6 65#7.1_4 / 65. philosophy / 7. pos / 1. 誤謬 / topics=議論学,w:望みの思考；トゥールミン；ウィラード；分野；関与的観察者；分野-依存的；分野-普遍的；絶対主義；様相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2_20-46-33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2_23-28-37_000.jpg</text:p>
          </table:table-cell>
          <table:table-cell table:style-name="ce25" office:value-type="string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</text:p>
          </table:table-cell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4]=&quot;&quot;;[.C4];CONCATENATE([.C4];&quot; / &quot;;[.E4]))" office:value-type="string" office:string-value="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2_23-28-46_000.jpg</text:p>
          </table:table-cell>
          <table:table-cell table:style-name="ce25" office:value-type="string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,other=足の裏側を撮影</text:p>
          </table:table-cell>
          <table:table-cell table:style-name="ce18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5]=&quot;&quot;;[.C5];CONCATENATE([.C5];&quot; / &quot;;[.E5]))" office:value-type="string" office:string-value="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,other=足の裏側を撮影">
            <text:p>:m 記録 / 身体 / ケガ（疾患） / loc=左足：第３・４指の間：基部,cause=水虫か,loc-incident=~,id=2020-12-22_23-28-37_000,phase=テープを貼った；セージの浸出液in焼酎、を浸したティッシュ、を皮膚に当ててから,apparatus=~,injury=かゆみ,other=足の裏側を撮影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2_23-36-09_000.jpg</text:p>
          </table:table-cell>
          <table:table-cell table:style-name="ce25" office:value-type="string">
            <text:p>:PHOTO 記録 / PC画面 / デスクトップPC / BDS-movement / 寄付金、入金 / USD20</text:p>
          </table:table-cell>
          <table:table-cell table:style-name="ce16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4" table:formula="of:=IF([.E6]=&quot;&quot;;[.C6];CONCATENATE([.C6];&quot; / &quot;;[.E6]))" office:value-type="string" office:string-value=":PHOTO 記録 / PC画面 / デスクトップPC / BDS-movement / 寄付金、入金 / USD20">
            <text:p>:PHOTO 記録 / PC画面 / デスクトップPC / BDS-movement / 寄付金、入金 / USD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23_00-12-18_000.jpg</text:p>
          </table:table-cell>
          <table:table-cell table:style-name="ce16" office:value-type="string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16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セージ：１パック；liquor=麦焼酎:200ml,time=1221-0009,container=silver-cap /// liquor=麦焼酎:100ml,time=1221-2354,other=既存取り出し；焼酎追加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23_00-12-27_000.jpg</text:p>
          </table:table-cell>
          <table:table-cell table:style-name="ce19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23_03-19-43_000.jpg</text:p>
          </table:table-cell>
          <table:table-cell table:style-name="ce18" office:value-type="string">
            <text:p>:m :PHOTO 寝た時刻 / 2020 / オナニー了、2:00ぐらい</text:p>
          </table:table-cell>
          <table:table-cell table:style-name="ce17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m :PHOTO 寝た時刻 / 2020 / オナニー了、2:00ぐらい">
            <text:p>:m :PHOTO 寝た時刻 / 2020 / オナニー了、2:00ぐらい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23_03-20-04_000.jpg</text:p>
          </table:table-cell>
          <table:table-cell table:style-name="ce18" office:value-type="string">
            <text:p>:PHOTO 記録 / 文書 / 時刻：飲酒：開始～アダルト視聴：終了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PHOTO 記録 / 文書 / 時刻：飲酒：開始～アダルト視聴：終了">
            <text:p>:PHOTO 記録 / 文書 / 時刻：飲酒：開始～アダルト視聴：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23_08-19-51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3_08-43-15_000.jpg</text:p>
          </table:table-cell>
          <table:table-cell table:style-name="ce18" office:value-type="string">
            <text:p>:i FX / detect-pattern / ４連上げ、４０ケースぐらい、集めてみる；経緯と経過、パターンとして書き出す</text:p>
          </table:table-cell>
          <table:table-cell table:style-name="ce17"/>
          <table:table-cell table:style-name="ce4"/>
          <table:table-cell table:style-name="ce4" office:value-type="string">
            <text:p>N-35-35-28.29895 E-139-34-48.391113</text:p>
          </table:table-cell>
          <table:table-cell table:style-name="ce34" table:formula="of:=IF([.E12]=&quot;&quot;;[.C12];CONCATENATE([.C12];&quot; / &quot;;[.E12]))" office:value-type="string" office:string-value=":i FX / detect-pattern / ４連上げ、４０ケースぐらい、集めてみる；経緯と経過、パターンとして書き出す">
            <text:p>:i FX / detect-pattern / ４連上げ、４０ケースぐらい、集めてみる；経緯と経過、パターンとして書き出す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2_19-08-04_000.mp4</text:p>
          </table:table-cell>
          <table:table-cell table:style-name="ce8" office:value-type="string">
            <text:p>:VIDEO / @自室 / 記録 / jap.flute / 演奏、play / f-2020-1222-1 / genr=f-rev:composition-relay-11,for=ph-N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VIDEO / @自室 / 記録 / jap.flute / 演奏、play / f-2020-1222-1 / genr=f-rev:composition-relay-11,for=ph-N">
            <text:p>:VIDEO / @自室 / 記録 / jap.flute / 演奏、play / f-2020-1222-1 / genr=f-rev:composition-relay-11,for=ph-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3_03-22-04_000.mid</text:p>
          </table:table-cell>
          <table:table-cell table:style-name="ce8" office:value-type="string">
            <text:p>:in-mid / app=perfect-piano / 演奏、play / id-2020-1223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in-mid / app=perfect-piano / 演奏、play / id-2020-1223-1 / category=melody,inst=~,for=~,genre=~">
            <text:p>:in-mid / app=perfect-piano / 演奏、play / id-2020-1223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/12/23</text:date>, <text:time>11:03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3T11:03:08.11</dc:date>
    <dc:creator>iwabuchi ken</dc:creator>
    <meta:editing-duration>P29DT16H16M32S</meta:editing-duration>
    <meta:editing-cycles>11036</meta:editing-cycles>
    <meta:document-statistic meta:table-count="1" meta:cell-count="452" meta:object-count="0"/>
  </office:meta>
</office:document-meta>
</file>